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RTING ALGORITH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bble S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plest sorting algorithm</text:p>
              </text:list-item>
              <text:list-item>
                <text:p>Swapping the adjacent elements</text:p>
              </text:list-item>
              <text:list-item>
                <text:p>Complexity : O(n<text:span text:style-name="T1">2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lection S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peatedly finding the minimum element</text:p>
              </text:list-item>
              <text:list-item>
                <text:p>Two sub arrays are hence created</text:p>
                <text:p>Sub array which is sorted</text:p>
                <text:p>Sub array which is unsorted</text:p>
              </text:list-item>
              <text:list-item>
                <text:p>Complexity : O(n<text:span text:style-name="T1">2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sertion S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nd the minimum element</text:p>
              </text:list-item>
              <text:list-item>
                <text:p>Insert the element into the beginning of the list</text:p>
              </text:list-item>
              <text:list-item>
                <text:p>Divided into two sub arrays</text:p>
                <text:list>
                  <text:list-header>
                    <text:p>Sorted array</text:p>
                    <text:p>Unsorted array</text:p>
                  </text:list-header>
                </text:list>
              </text:list-item>
              <text:list-item>
                <text:p>Complexity : O(n<text:span text:style-name="T1">2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0:19:13.483628034</meta:creation-date>
    <dc:date>2018-04-06T11:55:50.606280177</dc:date>
    <meta:editing-duration>PT1H15M56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